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4f2" officeooo:paragraph-rsid="001924f2"/>
    </style:style>
    <style:style style:name="P2" style:family="paragraph" style:parent-style-name="Standard">
      <style:text-properties officeooo:rsid="001924f2" officeooo:paragraph-rsid="001b720e"/>
    </style:style>
    <style:style style:name="P3" style:family="paragraph" style:parent-style-name="Standard">
      <style:text-properties officeooo:rsid="001c69ce" officeooo:paragraph-rsid="001c69ce"/>
    </style:style>
    <style:style style:name="P4" style:family="paragraph" style:parent-style-name="Standard">
      <style:text-properties officeooo:rsid="001c69ce" officeooo:paragraph-rsid="001cf18f"/>
    </style:style>
    <style:style style:name="P5" style:family="paragraph" style:parent-style-name="Standard">
      <style:text-properties officeooo:rsid="001cf18f" officeooo:paragraph-rsid="001cf18f"/>
    </style:style>
    <style:style style:name="P6" style:family="paragraph" style:parent-style-name="Standard">
      <style:text-properties officeooo:rsid="001ece27" officeooo:paragraph-rsid="001ece27"/>
    </style:style>
    <style:style style:name="P7" style:family="paragraph" style:parent-style-name="Standard">
      <style:text-properties officeooo:rsid="001fa040" officeooo:paragraph-rsid="001fa040"/>
    </style:style>
    <style:style style:name="P8" style:family="paragraph" style:parent-style-name="Standard">
      <style:text-properties officeooo:paragraph-rsid="001fd2b6"/>
    </style:style>
    <style:style style:name="T1" style:family="text">
      <style:text-properties officeooo:rsid="001a5556"/>
    </style:style>
    <style:style style:name="T2" style:family="text">
      <style:text-properties officeooo:rsid="001d0bce"/>
    </style:style>
    <style:style style:name="T3" style:family="text">
      <style:text-properties officeooo:rsid="001fd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idea for current development:</text:p>
      <text:p text:style-name="P1"/>
      <text:p text:style-name="P1">Start with an empty screen.</text:p>
      <text:p text:style-name="P1"/>
      <text:p text:style-name="P1">Have hand menu with options which are:</text:p>
      <text:p text:style-name="P1">File explorer</text:p>
      <text:p text:style-name="P1">Mode</text:p>
      <text:p text:style-name="P1">Options</text:p>
      <text:p text:style-name="P1">File Details</text:p>
      <text:p text:style-name="P1"/>
      <text:p text:style-name="P1">File explorer will get the folder that the .dcm files are located.</text:p>
      <text:p text:style-name="P1"/>
      <text:p text:style-name="P1">Mode will be between Display and Tracking</text:p>
      <text:p text:style-name="P1"/>
      <text:p text:style-name="P2">Options will pull up an options menu. <text:span text:style-name="T1">Grey out options if they are unrelated to a given mode.</text:span></text:p>
      <text:p text:style-name="P3">Display options:</text:p>
      <text:p text:style-name="P3">Refocus model (event) <text:span text:style-name="T2">(only for Display)</text:span></text:p>
      <text:p text:style-name="P3"/>
      <text:p text:style-name="P3"/>
      <text:p text:style-name="P3">New Shell +:</text:p>
      <text:p text:style-name="P3">Intensity values (scroll)</text:p>
      <text:p text:style-name="P5">Opacity (scroll)</text:p>
      <text:p text:style-name="P5">Mesh Color (Box Select)</text:p>
      <text:p text:style-name="P4">Edge highlighting (T or F)</text:p>
      <text:p text:style-name="P1"/>
      <text:p text:style-name="P1">Object details will create a scrollable list of DICOM file elements and their values. </text:p>
      <text:p text:style-name="P1"/>
      <text:p text:style-name="P1"/>
      <text:p text:style-name="P6">Too auto-close hand menu set on hand lost to MenuContent False</text:p>
      <text:p text:style-name="P7">Use istoggled instead of settoggled</text:p>
      <text:p text:style-name="P8"><text:span text:style-name="T3">Use </text:span><text:a xlink:type="simple" xlink:href="https://www.nuget.org/packages/Microsoft.Windows.MixedReality.DotNetWinRT" text:style-name="Internet_20_link" text:visited-style-name="Visited_20_Internet_20_Link">Microsoft.Windows.MixedReality.DotNetWinRT</text:a> <text:span text:style-name="T3">for compatibility with windows SD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9:48:29.225000000</meta:creation-date>
    <meta:generator>LibreOffice/7.2.0.4$Windows_X86_64 LibreOffice_project/9a9c6381e3f7a62afc1329bd359cc48accb6435b</meta:generator>
    <dc:date>2022-03-14T05:40:06.006000000</dc:date>
    <meta:editing-duration>PT9H51M35S</meta:editing-duration>
    <meta:editing-cycles>9</meta:editing-cycles>
    <meta:document-statistic meta:table-count="0" meta:image-count="0" meta:object-count="0" meta:page-count="1" meta:paragraph-count="21" meta:word-count="122" meta:character-count="760" meta:non-whitespace-character-count="658"/>
  </office:meta>
</office:document-meta>
</file>